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2.52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027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12.91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00000000000001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 table:formula="of:=AVERAGE([.EW6:.EX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.4166">
            <text:p>0.4166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2.6664">
            <text:p>2.6664</text:p>
          </table:table-cell>
          <table:table-cell table:formula="of:=AVERAGE([.EW7:.EX7])" office:value-type="float" office:value="1.5415">
            <text:p>1.541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5.1666">
            <text:p>5.1666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10.6656">
            <text:p>10.6656</text:p>
          </table:table-cell>
          <table:table-cell table:formula="of:=AVERAGE([.EW8:.EX8])" office:value-type="float" office:value="7.9161">
            <text:p>7.916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22.3338">
            <text:p>22.3338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24.332">
            <text:p>24.332</text:p>
          </table:table-cell>
          <table:table-cell table:formula="of:=AVERAGE([.EW9:.EX9])" office:value-type="float" office:value="23.3329">
            <text:p>23.33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.17">
            <text:p>29.1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44.3336">
            <text:p>44.3336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52.9988">
            <text:p>52.9988</text:p>
          </table:table-cell>
          <table:table-cell table:formula="of:=AVERAGE([.EW10:.EX10])" office:value-type="float" office:value="48.6662">
            <text:p>48.66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69.0824">
            <text:p>69.0824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74.3328">
            <text:p>74.3328</text:p>
          </table:table-cell>
          <table:table-cell table:formula="of:=AVERAGE([.EW11:.EX11])" office:value-type="float" office:value="71.7076">
            <text:p>71.70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86.2488">
            <text:p>86.2488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91.6662">
            <text:p>91.6662</text:p>
          </table:table-cell>
          <table:table-cell table:formula="of:=AVERAGE([.EW12:.EX12])" office:value-type="float" office:value="88.9575">
            <text:p>88.95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96.1664">
            <text:p>96.1664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97.3332">
            <text:p>97.3332</text:p>
          </table:table-cell>
          <table:table-cell table:formula="of:=AVERAGE([.EW13:.EX13])" office:value-type="float" office:value="96.7498">
            <text:p>96.749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98.583">
            <text:p>98.583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100">
            <text:p>100</text:p>
          </table:table-cell>
          <table:table-cell table:formula="of:=AVERAGE([.EW14:.EX14])" office:value-type="float" office:value="99.2915">
            <text:p>99.29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99.8332">
            <text:p>99.8332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100">
            <text:p>100</text:p>
          </table:table-cell>
          <table:table-cell table:formula="of:=AVERAGE([.EW15:.EX15])" office:value-type="float" office:value="99.9166">
            <text:p>99.916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100">
            <text:p>100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100">
            <text:p>100</text:p>
          </table:table-cell>
          <table:table-cell table:formula="of:=AVERAGE([.EW16:.EX16])" office:value-type="float" office:value="100">
            <text:p>1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100">
            <text:p>10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100">
            <text:p>100</text:p>
          </table:table-cell>
          <table:table-cell table:formula="of:=AVERAGE([.EW17:.EX17])" office:value-type="float" office:value="100">
            <text:p>1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100">
            <text:p>10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100">
            <text:p>100</text:p>
          </table:table-cell>
          <table:table-cell table:formula="of:=AVERAGE([.EW18:.EX18])" office:value-type="float" office:value="100">
            <text:p>1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100">
            <text:p>10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100">
            <text:p>100</text:p>
          </table:table-cell>
          <table:table-cell table:formula="of:=AVERAGE([.EW19:.EX19])" office:value-type="float" office:value="100">
            <text:p>1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100">
            <text:p>10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100">
            <text:p>100</text:p>
          </table:table-cell>
          <table:table-cell table:formula="of:=AVERAGE([.EW20:.EX20])" office:value-type="float" office:value="100">
            <text:p>1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100">
            <text:p>10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100">
            <text:p>100</text:p>
          </table:table-cell>
          <table:table-cell table:formula="of:=AVERAGE([.EW21:.EX21])" office:value-type="float" office:value="100">
            <text:p>1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100">
            <text:p>10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100">
            <text:p>100</text:p>
          </table:table-cell>
          <table:table-cell table:formula="of:=AVERAGE([.EW22:.EX22])"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100">
            <text:p>10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100">
            <text:p>100</text:p>
          </table:table-cell>
          <table:table-cell table:formula="of:=AVERAGE([.EW23:.EX23])" office:value-type="float" office:value="100">
            <text:p>1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100">
            <text:p>10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100">
            <text:p>100</text:p>
          </table:table-cell>
          <table:table-cell table:formula="of:=AVERAGE([.EW24:.EX24])" office:value-type="float" office:value="100">
            <text:p>1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100">
            <text:p>10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100">
            <text:p>100</text:p>
          </table:table-cell>
          <table:table-cell table:formula="of:=AVERAGE([.EW25:.EX25])" office:value-type="float" office:value="100">
            <text:p>1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100">
            <text:p>10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100">
            <text:p>100</text:p>
          </table:table-cell>
          <table:table-cell table:formula="of:=AVERAGE([.EW26:.EX26])" office:value-type="float" office:value="100">
            <text:p>1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100">
            <text:p>10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100">
            <text:p>100</text:p>
          </table:table-cell>
          <table:table-cell table:formula="of:=AVERAGE([.EW27:.EX27])" office:value-type="float" office:value="100">
            <text:p>1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100">
            <text:p>100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100">
            <text:p>100</text:p>
          </table:table-cell>
          <table:table-cell table:formula="of:=AVERAGE([.EW28:.EX28])"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100">
            <text:p>100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100">
            <text:p>100</text:p>
          </table:table-cell>
          <table:table-cell table:formula="of:=AVERAGE([.EW29:.EX29])" office:value-type="float" office:value="100">
            <text:p>1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100">
            <text:p>100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100">
            <text:p>100</text:p>
          </table:table-cell>
          <table:table-cell table:formula="of:=AVERAGE([.EW30:.EX30])" office:value-type="float" office:value="100">
            <text:p>1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100">
            <text:p>100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100">
            <text:p>100</text:p>
          </table:table-cell>
          <table:table-cell table:formula="of:=AVERAGE([.EW31:.EX31])" office:value-type="float" office:value="100">
            <text:p>1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100">
            <text:p>100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100">
            <text:p>100</text:p>
          </table:table-cell>
          <table:table-cell table:formula="of:=AVERAGE([.EW32:.EX32])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51:53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